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a933" draw:marker-start-width="0.279cm" draw:marker-end-width="0.279cm" draw:fill="solid" draw:fill-color="#81d41a" draw:textarea-vertical-align="middle" draw:auto-grow-height="false" fo:min-height="0.399cm" fo:min-width="0.399cm" fo:padding-top="0.025cm" fo:padding-bottom="0.025cm" fo:padding-left="0.025cm" fo:padding-right="0.025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ffffff" draw:fill="solid" draw:fill-color="#ffffff" draw:auto-grow-height="false" fo:min-height="1.27cm" fo:min-width="7.62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ffffff" draw:fill="solid" draw:fill-color="#ffffff" draw:auto-grow-height="false" fo:min-height="1.27cm" fo:min-width="7.62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e8a202" draw:marker-start-width="0.279cm" draw:marker-end-width="0.279cm" draw:fill="solid" draw:fill-color="#ffde59" draw:textarea-vertical-align="middle" draw:auto-grow-height="false" fo:min-height="0.399cm" fo:min-width="0.399cm" fo:padding-top="0.025cm" fo:padding-bottom="0.025cm" fo:padding-left="0.025cm" fo:padding-right="0.02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ffff" draw:fill="solid" draw:fill-color="#dee6ef" draw:auto-grow-height="false" fo:min-height="7.62cm" fo:min-width="7.62cm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objectwithoutfill">
      <style:graphic-properties draw:fill="none" loext:decorative="false"/>
    </style:style>
    <style:style style:name="gr8" style:family="graphic" style:parent-style-name="standard" style:list-style-name="L1">
      <style:graphic-properties draw:stroke="none" svg:stroke-color="#ffffff" draw:fill="solid" draw:fill-color="#ffffff" draw:auto-grow-height="false" fo:min-height="1.27cm" fo:min-width="7.62cm" style:writing-mode="lr-tb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Dash" svg:stroke-width="0.102cm" svg:stroke-color="#ff4000" draw:marker-start-width="0.356cm" draw:marker-end-width="0.356cm" draw:fill="none" fo:padding-top="0.051cm" fo:padding-bottom="0.051cm" fo:padding-left="0.051cm" fo:padding-right="0.051cm" loext:decorative="false"/>
    </style:style>
    <style:style style:name="co1" style:family="table-column">
      <style:table-column-properties style:column-width="0.702cm" style:use-optimal-column-width="false"/>
    </style:style>
    <style:style style:name="co2" style:family="table-column">
      <style:table-column-properties style:column-width="0.698cm" style:use-optimal-column-width="false"/>
    </style:style>
    <style:style style:name="ro1" style:family="table-row">
      <style:table-row-properties style:row-height="0.715cm" style:use-optimal-row-height="false"/>
    </style:style>
    <style:style style:name="ro2" style:family="table-row">
      <style:table-row-properties style:row-height="0.709cm" style:use-optimal-row-height="false"/>
    </style:style>
    <style:style style:name="ce1" style:family="table-cell">
      <loext:graphic-properties draw:textarea-vertical-align="middle"/>
      <style:paragraph-properties fo:text-align="center" fo:border="0.28pt solid #000000"/>
      <style:text-properties style:font-name="Ubuntu" fo:font-size="8pt" style:font-size-asian="8pt" style:font-size-complex="8pt"/>
    </style:style>
    <style:style style:name="ce2" style:family="table-cell">
      <loext:graphic-properties draw:fill="solid" draw:fill-color="#ffde59" draw:textarea-vertical-align="middle"/>
      <style:paragraph-properties fo:text-align="center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>
      <loext:graphic-properties draw:fill="solid" draw:fill-color="#81d41a" draw:textarea-vertical-align="middle"/>
      <style:paragraph-properties fo:text-align="center" fo:border="0.28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>
      <loext:graphic-properties draw:fill="solid" draw:fill-color="#808080"/>
      <style:paragraph-properties fo:border="0.28pt solid #000000"/>
      <style:text-properties style:font-name="Ubuntu" fo:font-size="8pt" style:font-size-asian="8pt" style:font-size-complex="8pt"/>
    </style:style>
    <style:style style:name="ce5" style:family="table-cell">
      <loext:graphic-properties draw:fill="solid" draw:fill-color="#808080"/>
      <style:text-properties style:font-name="Ubuntu" fo:font-size="8pt" style:font-size-asian="8pt" style:font-size-complex="8pt"/>
    </style:style>
    <style:style style:name="ce6" style:family="table-cell">
      <style:text-properties style:font-name="Ubuntu" fo:font-size="8pt" style:font-size-asian="8pt" style:font-size-complex="8pt"/>
    </style:style>
    <style:style style:name="ce7" style:family="table-cell">
      <loext:graphic-properties draw:fill="none" draw:fill-color="#808080"/>
      <style:text-properties style:font-name="Ubuntu" fo:font-size="8pt" style:font-size-asian="8pt" style:font-size-complex="8pt"/>
    </style:style>
    <style:style style:name="ce8" style:family="table-cell">
      <loext:graphic-properties draw:fill="none" draw:fill-color="#808080"/>
      <style:paragraph-properties fo:border="0.28pt solid #000000"/>
      <style:text-properties style:font-name="Ubuntu" fo:font-size="8pt" style:font-size-asian="8pt" style:font-size-complex="8pt"/>
    </style:style>
    <style:style style:name="ce9" style:family="table-cell">
      <loext:graphic-properties draw:fill="none"/>
      <style:text-properties style:font-name="Ubuntu" fo:font-size="8pt" style:font-size-asian="8pt" style:font-size-complex="8pt"/>
    </style:style>
    <style:style style:name="P1" style:family="paragraph">
      <style:paragraph-properties fo:text-align="center"/>
      <style:text-properties style:font-name="Ubuntu" fo:font-size="8pt" fo:font-weight="bold" style:font-size-asian="8pt" style:font-weight-asian="bold" style:font-size-complex="8pt" style:font-weight-complex="bold"/>
    </style:style>
    <style:style style:name="P2" style:family="paragraph">
      <loext:graphic-properties draw:fill="solid" draw:fill-color="#81d41a"/>
      <style:paragraph-properties fo:text-align="center" style:writing-mode="lr-tb"/>
      <style:text-properties style:font-name="Ubuntu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5" style:family="paragraph">
      <loext:graphic-properties draw:fill="solid" draw:fill-color="#ffde59"/>
      <style:paragraph-properties fo:text-align="center" style:writing-mode="lr-tb"/>
      <style:text-properties style:font-name="Ubuntu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dee6e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Ubuntu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635cm" svg:height="0.635cm" svg:x="1.31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62cm" svg:height="1.27cm" svg:x="1cm" svg:y="1cm">
          <text:p text:style-name="P3"><text:span text:style-name="T2">(a)</text:span></text:p>
          <text:p text:style-name="P3"><text:span text:style-name="T2">Ідеальна </text:span></text:p>
          <text:p text:style-name="P3"><text:span text:style-name="T2">угніздовані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1.27cm" svg:x="9.89cm" svg:y="1cm">
          <text:p text:style-name="P3"><text:span text:style-name="T2">(b)</text:span></text:p>
          <text:p text:style-name="P3"><text:span text:style-name="T2">Ідеальна </text:span></text:p>
          <text:p text:style-name="P3"><text:span text:style-name="T2">модулярність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0.635cm" svg:height="0.635cm" svg:x="7.667cm" svg:y="3.5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7.62cm" svg:height="7.62cm" svg:x="1cm" svg:y="12.74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7.015cm" svg:height="7.143cm" svg:x="1.286cm" svg:y="12.9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1">e</text:span></text:p>
              </table:table-cell>
              <table:table-cell>
                <text:p text:style-name="P1"><text:span text:style-name="T1">f</text:span></text:p>
              </table:table-cell>
              <table:table-cell>
                <text:p text:style-name="P1"><text:span text:style-name="T1">g</text:span></text:p>
              </table:table-cell>
              <table:table-cell>
                <text:p text:style-name="P1"><text:span text:style-name="T1">h</text:span></text:p>
              </table:table-cell>
              <table:table-cell>
                <text:p text:style-name="P1"><text:span text:style-name="T1">i</text:span></text:p>
              </table:table-cell>
            </table:table-row>
            <table:table-row table:style-name="ro1" table:default-cell-style-name="ce5">
              <table:table-cell table:style-name="ce3">
                <text:p text:style-name="P1"><text:span text:style-name="T1">1</text:span></text:p>
              </table:table-cell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1"><text:span text:style-name="T1">2</text:span></text:p>
              </table:table-cell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3">
                <text:p text:style-name="P1"><text:span text:style-name="T1">3</text:span></text:p>
              </table:table-cell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</table:table-row>
            <table:table-row table:style-name="ro1" table:default-cell-style-name="ce5">
              <table:table-cell table:style-name="ce3">
                <text:p text:style-name="P1"><text:span text:style-name="T1">4</text:span></text:p>
              </table:table-cell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</table:table-row>
            <table:table-row table:style-name="ro1" table:default-cell-style-name="ce5">
              <table:table-cell table:style-name="ce3">
                <text:p text:style-name="P1"><text:span text:style-name="T1">5</text:span></text:p>
              </table:table-cell>
              <table:table-cell table:style-name="ce4"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  <table:table-cell table:style-name="ce6"/>
            </table:table-row>
            <table:table-row table:style-name="ro1" table:default-cell-style-name="ce6">
              <table:table-cell table:style-name="ce3">
                <text:p text:style-name="P1"><text:span text:style-name="T1">6</text:span></text:p>
              </table:table-cell>
              <table:table-cell table:style-name="ce4"/>
              <table:table-cell table:style-name="ce5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 table:style-name="ce3">
                <text:p text:style-name="P1"><text:span text:style-name="T1">7</text:span></text:p>
              </table:table-cell>
              <table:table-cell table:style-name="ce4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 table:style-name="ce3">
                <text:p text:style-name="P1"><text:span text:style-name="T1">8</text:span></text:p>
              </table:table-cell>
              <table:table-cell table:style-name="ce4"/>
              <table: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 table:style-name="ce3">
                <text:p text:style-name="P1"><text:span text:style-name="T1">9</text:span></text:p>
              </table:table-cell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1" draw:id="id11" draw:layer="layout" svg:width="0.635cm" svg:height="0.635cm" svg:x="1.317cm" svg:y="4.49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635cm" svg:height="0.635cm" svg:x="1.317cm" svg:y="5.44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635cm" svg:height="0.635cm" svg:x="1.317cm" svg:y="6.39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635cm" svg:height="0.635cm" svg:x="1.317cm" svg:y="7.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635cm" svg:height="0.635cm" svg:x="1.317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635cm" svg:height="0.635cm" svg:x="1.317cm" svg:y="9.25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635cm" svg:height="0.635cm" svg:x="1.317cm" svg:y="10.20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635cm" svg:height="0.635cm" svg:x="1.317cm" svg:y="11.16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0.635cm" svg:height="0.635cm" svg:x="7.667cm" svg:y="4.49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0.635cm" svg:height="0.635cm" svg:x="7.667cm" svg:y="5.44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0.635cm" svg:height="0.635cm" svg:x="7.667cm" svg:y="6.397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635cm" svg:height="0.635cm" svg:x="7.667cm" svg:y="7.3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0.635cm" svg:height="0.635cm" svg:x="7.667cm" svg:y="8.302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0.635cm" svg:height="0.635cm" svg:x="7.667cm" svg:y="9.25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0.635cm" svg:height="0.635cm" svg:x="7.667cm" svg:y="10.207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0" draw:id="id10" draw:layer="layout" svg:width="0.635cm" svg:height="0.635cm" svg:x="7.667cm" svg:y="11.16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curve" svg:x1="1.952cm" svg:y1="3.858cm" svg:x2="7.667cm" svg:y2="3.858cm" draw:start-shape="id1" draw:start-glue-point="10" draw:end-shape="id2" draw:end-glue-point="6" svg:d="M1952 3858h5715" svg:viewBox="0 0 5716 1">
          <text:p/>
        </draw:connector>
        <draw:connector draw:style-name="gr7" draw:text-style-name="P7" draw:layer="layout" draw:type="curve" svg:x1="1.952cm" svg:y1="3.858cm" svg:x2="7.667cm" svg:y2="4.81cm" draw:start-shape="id1" draw:start-glue-point="10" draw:end-shape="id3" draw:end-glue-point="6" svg:d="M1952 3858c4285 0 1428 952 5715 952" svg:viewBox="0 0 5716 953">
          <text:p/>
        </draw:connector>
        <draw:connector draw:style-name="gr7" draw:text-style-name="P7" draw:layer="layout" draw:type="curve" svg:x1="1.952cm" svg:y1="3.858cm" svg:x2="7.667cm" svg:y2="5.763cm" draw:start-shape="id1" draw:start-glue-point="10" draw:end-shape="id4" draw:end-glue-point="6" svg:d="M1952 3858c4285 0 1428 1905 5715 1905" svg:viewBox="0 0 5716 1906">
          <text:p/>
        </draw:connector>
        <draw:connector draw:style-name="gr7" draw:text-style-name="P7" draw:layer="layout" draw:type="curve" svg:x1="1.952cm" svg:y1="3.858cm" svg:x2="7.667cm" svg:y2="6.715cm" draw:start-shape="id1" draw:start-glue-point="10" draw:end-shape="id5" draw:end-glue-point="6" svg:d="M1952 3858c4285 0 1428 2857 5715 2857" svg:viewBox="0 0 5716 2858">
          <text:p/>
        </draw:connector>
        <draw:connector draw:style-name="gr7" draw:text-style-name="P7" draw:layer="layout" draw:type="curve" svg:x1="1.952cm" svg:y1="3.858cm" svg:x2="7.667cm" svg:y2="7.668cm" draw:start-shape="id1" draw:start-glue-point="10" draw:end-shape="id6" draw:end-glue-point="6" svg:d="M1952 3858c4285 0 1428 3810 5715 3810" svg:viewBox="0 0 5716 3811">
          <text:p/>
        </draw:connector>
        <draw:connector draw:style-name="gr7" draw:text-style-name="P7" draw:layer="layout" draw:type="curve" svg:x1="1.952cm" svg:y1="3.858cm" svg:x2="7.667cm" svg:y2="8.62cm" draw:start-shape="id1" draw:start-glue-point="10" draw:end-shape="id7" draw:end-glue-point="6" svg:d="M1952 3858c4285 0 1428 4762 5715 4762" svg:viewBox="0 0 5716 4763">
          <text:p/>
        </draw:connector>
        <draw:connector draw:style-name="gr7" draw:text-style-name="P7" draw:layer="layout" draw:type="curve" svg:x1="1.952cm" svg:y1="3.858cm" svg:x2="7.667cm" svg:y2="9.573cm" draw:start-shape="id1" draw:start-glue-point="10" draw:end-shape="id8" draw:end-glue-point="6" svg:d="M1952 3858c4285 0 1428 5715 5715 5715" svg:viewBox="0 0 5716 5716">
          <text:p/>
        </draw:connector>
        <draw:connector draw:style-name="gr7" draw:text-style-name="P7" draw:layer="layout" draw:type="curve" svg:x1="1.952cm" svg:y1="3.858cm" svg:x2="7.667cm" svg:y2="10.525cm" draw:start-shape="id1" draw:start-glue-point="10" draw:end-shape="id9" draw:end-glue-point="6" svg:d="M1952 3858c4285 0 1428 6667 5715 6667" svg:viewBox="0 0 5716 6668">
          <text:p/>
        </draw:connector>
        <draw:connector draw:style-name="gr7" draw:text-style-name="P7" draw:layer="layout" draw:type="curve" svg:x1="1.952cm" svg:y1="3.858cm" svg:x2="7.667cm" svg:y2="11.478cm" draw:start-shape="id1" draw:start-glue-point="10" draw:end-shape="id10" draw:end-glue-point="6" svg:d="M1952 3858c4285 0 1428 7620 5715 7620" svg:viewBox="0 0 5716 7621">
          <text:p/>
        </draw:connector>
        <draw:connector draw:style-name="gr7" draw:text-style-name="P7" draw:layer="layout" draw:type="curve" svg:x1="1.952cm" svg:y1="4.81cm" svg:x2="7.667cm" svg:y2="3.858cm" draw:start-shape="id11" draw:start-glue-point="10" draw:end-shape="id2" draw:end-glue-point="6" svg:d="M1952 4810c4285 0 1428-952 5715-952" svg:viewBox="0 0 5716 953">
          <text:p/>
        </draw:connector>
        <draw:connector draw:style-name="gr7" draw:text-style-name="P7" draw:layer="layout" draw:type="curve" svg:x1="1.952cm" svg:y1="4.81cm" svg:x2="7.667cm" svg:y2="4.81cm" draw:start-shape="id11" draw:start-glue-point="10" draw:end-shape="id3" draw:end-glue-point="6" svg:d="M1952 4810h5715" svg:viewBox="0 0 5716 1">
          <text:p/>
        </draw:connector>
        <draw:connector draw:style-name="gr7" draw:text-style-name="P7" draw:layer="layout" draw:type="curve" svg:x1="1.952cm" svg:y1="4.81cm" svg:x2="7.667cm" svg:y2="5.763cm" draw:start-shape="id11" draw:start-glue-point="10" draw:end-shape="id4" draw:end-glue-point="6" svg:d="M1952 4810c4285 0 1428 953 5715 953" svg:viewBox="0 0 5716 954">
          <text:p/>
        </draw:connector>
        <draw:connector draw:style-name="gr7" draw:text-style-name="P7" draw:layer="layout" draw:type="curve" svg:x1="1.952cm" svg:y1="4.81cm" svg:x2="7.667cm" svg:y2="6.715cm" draw:start-shape="id11" draw:start-glue-point="10" draw:end-shape="id5" draw:end-glue-point="6" svg:d="M1952 4810c4285 0 1428 1905 5715 1905" svg:viewBox="0 0 5716 1906">
          <text:p/>
        </draw:connector>
        <draw:connector draw:style-name="gr7" draw:text-style-name="P7" draw:layer="layout" draw:type="curve" svg:x1="1.952cm" svg:y1="4.81cm" svg:x2="7.667cm" svg:y2="7.667cm" draw:start-shape="id11" draw:start-glue-point="10" draw:end-shape="id6" svg:d="M1952 4810c4285 0 1428 2857 5715 2857" svg:viewBox="0 0 5716 2858">
          <text:p/>
        </draw:connector>
        <draw:connector draw:style-name="gr7" draw:text-style-name="P7" draw:layer="layout" draw:type="curve" svg:x1="1.952cm" svg:y1="4.81cm" svg:x2="7.667cm" svg:y2="8.62cm" draw:start-shape="id11" draw:start-glue-point="10" draw:end-shape="id7" draw:end-glue-point="6" svg:d="M1952 4810c4285 0 1428 3810 5715 3810" svg:viewBox="0 0 5716 3811">
          <text:p/>
        </draw:connector>
        <draw:connector draw:style-name="gr7" draw:text-style-name="P7" draw:layer="layout" draw:type="curve" svg:x1="1.952cm" svg:y1="4.81cm" svg:x2="7.667cm" svg:y2="9.573cm" draw:start-shape="id11" draw:start-glue-point="10" draw:end-shape="id8" draw:end-glue-point="6" svg:d="M1952 4810c4285 0 1428 4763 5715 4763" svg:viewBox="0 0 5716 4764">
          <text:p/>
        </draw:connector>
        <draw:connector draw:style-name="gr7" draw:text-style-name="P7" draw:layer="layout" draw:type="curve" svg:x1="1.952cm" svg:y1="4.81cm" svg:x2="7.667cm" svg:y2="10.525cm" draw:start-shape="id11" draw:start-glue-point="10" draw:end-shape="id9" draw:end-glue-point="6" svg:d="M1952 4810c4285 0 1428 5715 5715 5715" svg:viewBox="0 0 5716 5716">
          <text:p/>
        </draw:connector>
        <draw:connector draw:style-name="gr7" draw:text-style-name="P7" draw:layer="layout" draw:type="curve" svg:x1="1.952cm" svg:y1="5.763cm" svg:x2="7.667cm" svg:y2="3.858cm" draw:start-shape="id12" draw:start-glue-point="10" draw:end-shape="id2" draw:end-glue-point="6" svg:d="M1952 5763c4285 0 1428-1905 5715-1905" svg:viewBox="0 0 5716 1906">
          <text:p/>
        </draw:connector>
        <draw:connector draw:style-name="gr7" draw:text-style-name="P7" draw:layer="layout" draw:type="curve" svg:x1="1.952cm" svg:y1="5.763cm" svg:x2="7.667cm" svg:y2="4.81cm" draw:start-shape="id12" draw:start-glue-point="10" draw:end-shape="id3" draw:end-glue-point="6" svg:d="M1952 5763c4285 0 1428-953 5715-953" svg:viewBox="0 0 5716 954">
          <text:p/>
        </draw:connector>
        <draw:connector draw:style-name="gr7" draw:text-style-name="P7" draw:layer="layout" draw:type="curve" svg:x1="1.952cm" svg:y1="5.763cm" svg:x2="7.667cm" svg:y2="5.763cm" draw:start-shape="id12" draw:start-glue-point="10" draw:end-shape="id4" draw:end-glue-point="6" svg:d="M1952 5763h5715" svg:viewBox="0 0 5716 1">
          <text:p/>
        </draw:connector>
        <draw:connector draw:style-name="gr7" draw:text-style-name="P7" draw:layer="layout" draw:type="curve" svg:x1="1.952cm" svg:y1="5.763cm" svg:x2="7.667cm" svg:y2="6.715cm" draw:start-shape="id12" draw:start-glue-point="10" draw:end-shape="id5" draw:end-glue-point="6" svg:d="M1952 5763c4285 0 1428 952 5715 952" svg:viewBox="0 0 5716 953">
          <text:p/>
        </draw:connector>
        <draw:connector draw:style-name="gr7" draw:text-style-name="P7" draw:layer="layout" draw:type="curve" svg:x1="1.952cm" svg:y1="5.763cm" svg:x2="7.667cm" svg:y2="7.668cm" draw:start-shape="id12" draw:start-glue-point="10" draw:end-shape="id6" draw:end-glue-point="6" svg:d="M1952 5763c4285 0 1428 1905 5715 1905" svg:viewBox="0 0 5716 1906">
          <text:p/>
        </draw:connector>
        <draw:connector draw:style-name="gr7" draw:text-style-name="P7" draw:layer="layout" draw:type="curve" svg:x1="1.952cm" svg:y1="5.763cm" svg:x2="7.667cm" svg:y2="8.62cm" draw:start-shape="id12" draw:start-glue-point="10" draw:end-shape="id7" draw:end-glue-point="6" svg:d="M1952 5763c4285 0 1428 2857 5715 2857" svg:viewBox="0 0 5716 2858">
          <text:p/>
        </draw:connector>
        <draw:connector draw:style-name="gr7" draw:text-style-name="P7" draw:layer="layout" draw:type="curve" svg:x1="1.952cm" svg:y1="5.763cm" svg:x2="7.667cm" svg:y2="9.573cm" draw:start-shape="id12" draw:start-glue-point="10" draw:end-shape="id8" draw:end-glue-point="6" svg:d="M1952 5763c4285 0 1428 3810 5715 3810" svg:viewBox="0 0 5716 3811">
          <text:p/>
        </draw:connector>
        <draw:connector draw:style-name="gr7" draw:text-style-name="P7" draw:layer="layout" draw:type="curve" svg:x1="1.952cm" svg:y1="6.715cm" svg:x2="7.667cm" svg:y2="3.858cm" draw:start-shape="id13" draw:start-glue-point="10" draw:end-shape="id2" draw:end-glue-point="6" svg:d="M1952 6715c4285 0 1428-2857 5715-2857" svg:viewBox="0 0 5716 2858">
          <text:p/>
        </draw:connector>
        <draw:connector draw:style-name="gr7" draw:text-style-name="P7" draw:layer="layout" draw:type="curve" svg:x1="1.952cm" svg:y1="6.715cm" svg:x2="7.667cm" svg:y2="4.81cm" draw:start-shape="id13" draw:start-glue-point="10" draw:end-shape="id3" draw:end-glue-point="6" svg:d="M1952 6715c4285 0 1428-1905 5715-1905" svg:viewBox="0 0 5716 1906">
          <text:p/>
        </draw:connector>
        <draw:connector draw:style-name="gr7" draw:text-style-name="P7" draw:layer="layout" draw:type="curve" svg:x1="1.952cm" svg:y1="6.715cm" svg:x2="7.667cm" svg:y2="5.763cm" draw:start-shape="id13" draw:start-glue-point="10" draw:end-shape="id4" draw:end-glue-point="6" svg:d="M1952 6715c4285 0 1428-952 5715-952" svg:viewBox="0 0 5716 953">
          <text:p/>
        </draw:connector>
        <draw:connector draw:style-name="gr7" draw:text-style-name="P7" draw:layer="layout" draw:type="curve" svg:x1="1.952cm" svg:y1="6.715cm" svg:x2="7.667cm" svg:y2="6.715cm" draw:start-shape="id13" draw:start-glue-point="10" draw:end-shape="id5" draw:end-glue-point="6" svg:d="M1952 6715h5715" svg:viewBox="0 0 5716 1">
          <text:p/>
        </draw:connector>
        <draw:connector draw:style-name="gr7" draw:text-style-name="P7" draw:layer="layout" draw:type="curve" svg:x1="1.952cm" svg:y1="6.714cm" svg:x2="7.667cm" svg:y2="7.668cm" draw:start-shape="id13" draw:end-shape="id6" draw:end-glue-point="6" svg:d="M1952 6714c4285 0 1428 954 5715 954" svg:viewBox="0 0 5716 955">
          <text:p/>
        </draw:connector>
        <draw:connector draw:style-name="gr7" draw:text-style-name="P7" draw:layer="layout" draw:type="curve" svg:x1="1.952cm" svg:y1="6.715cm" svg:x2="7.667cm" svg:y2="8.62cm" draw:start-shape="id13" draw:start-glue-point="10" draw:end-shape="id7" draw:end-glue-point="6" svg:d="M1952 6715c4285 0 1428 1905 5715 1905" svg:viewBox="0 0 5716 1906">
          <text:p/>
        </draw:connector>
        <draw:connector draw:style-name="gr7" draw:text-style-name="P7" draw:layer="layout" draw:type="curve" svg:x1="1.952cm" svg:y1="7.668cm" svg:x2="7.667cm" svg:y2="3.858cm" draw:start-shape="id14" draw:start-glue-point="10" draw:end-shape="id2" draw:end-glue-point="6" svg:d="M1952 7668c4285 0 1428-3810 5715-3810" svg:viewBox="0 0 5716 3811">
          <text:p/>
        </draw:connector>
        <draw:connector draw:style-name="gr7" draw:text-style-name="P7" draw:layer="layout" draw:type="curve" svg:x1="1.952cm" svg:y1="7.668cm" svg:x2="7.667cm" svg:y2="4.81cm" draw:start-shape="id14" draw:start-glue-point="10" draw:end-shape="id3" draw:end-glue-point="6" svg:d="M1952 7668c4285 0 1428-2858 5715-2858" svg:viewBox="0 0 5716 2859">
          <text:p/>
        </draw:connector>
        <draw:connector draw:style-name="gr7" draw:text-style-name="P7" draw:layer="layout" draw:type="curve" svg:x1="1.952cm" svg:y1="7.667cm" svg:x2="7.667cm" svg:y2="5.763cm" draw:start-shape="id14" draw:end-shape="id4" draw:end-glue-point="6" svg:d="M1952 7667c4285 0 1428-1904 5715-1904" svg:viewBox="0 0 5716 1905">
          <text:p/>
        </draw:connector>
        <draw:connector draw:style-name="gr7" draw:text-style-name="P7" draw:layer="layout" draw:type="curve" svg:x1="1.952cm" svg:y1="7.668cm" svg:x2="7.667cm" svg:y2="6.715cm" draw:start-shape="id14" draw:start-glue-point="10" draw:end-shape="id5" draw:end-glue-point="6" svg:d="M1952 7668c4285 0 1428-953 5715-953" svg:viewBox="0 0 5716 954">
          <text:p/>
        </draw:connector>
        <draw:connector draw:style-name="gr7" draw:text-style-name="P7" draw:layer="layout" draw:type="curve" svg:x1="1.952cm" svg:y1="7.668cm" svg:x2="7.667cm" svg:y2="7.668cm" draw:start-shape="id14" draw:start-glue-point="10" draw:end-shape="id6" draw:end-glue-point="6" svg:d="M1952 7668h5715" svg:viewBox="0 0 5716 1">
          <text:p/>
        </draw:connector>
        <draw:connector draw:style-name="gr7" draw:text-style-name="P7" draw:layer="layout" draw:type="curve" svg:x1="1.952cm" svg:y1="8.62cm" svg:x2="7.667cm" svg:y2="3.858cm" draw:start-shape="id15" draw:start-glue-point="10" draw:end-shape="id2" draw:end-glue-point="6" svg:d="M1952 8620c4285 0 1428-4762 5715-4762" svg:viewBox="0 0 5716 4763">
          <text:p/>
        </draw:connector>
        <draw:connector draw:style-name="gr7" draw:text-style-name="P7" draw:layer="layout" draw:type="curve" svg:x1="1.952cm" svg:y1="8.62cm" svg:x2="7.667cm" svg:y2="4.81cm" draw:start-shape="id15" draw:start-glue-point="10" draw:end-shape="id3" draw:end-glue-point="6" svg:d="M1952 8620c4285 0 1428-3810 5715-3810" svg:viewBox="0 0 5716 3811">
          <text:p/>
        </draw:connector>
        <draw:connector draw:style-name="gr7" draw:text-style-name="P7" draw:layer="layout" draw:type="curve" svg:x1="1.952cm" svg:y1="8.62cm" svg:x2="7.667cm" svg:y2="5.763cm" draw:start-shape="id15" draw:start-glue-point="10" draw:end-shape="id4" draw:end-glue-point="6" svg:d="M1952 8620c4285 0 1428-2857 5715-2857" svg:viewBox="0 0 5716 2858">
          <text:p/>
        </draw:connector>
        <draw:connector draw:style-name="gr7" draw:text-style-name="P7" draw:layer="layout" draw:type="curve" svg:x1="1.952cm" svg:y1="8.62cm" svg:x2="7.667cm" svg:y2="6.715cm" draw:start-shape="id15" draw:start-glue-point="10" draw:end-shape="id5" draw:end-glue-point="6" svg:d="M1952 8620c4285 0 1428-1905 5715-1905" svg:viewBox="0 0 5716 1906">
          <text:p/>
        </draw:connector>
        <draw:connector draw:style-name="gr7" draw:text-style-name="P7" draw:layer="layout" draw:type="curve" svg:x1="1.952cm" svg:y1="9.573cm" svg:x2="7.667cm" svg:y2="3.858cm" draw:start-shape="id16" draw:start-glue-point="10" draw:end-shape="id2" draw:end-glue-point="6" svg:d="M1952 9573c4285 0 1428-5715 5715-5715" svg:viewBox="0 0 5716 5716">
          <text:p/>
        </draw:connector>
        <draw:connector draw:style-name="gr7" draw:text-style-name="P7" draw:layer="layout" draw:type="curve" svg:x1="1.952cm" svg:y1="9.573cm" svg:x2="7.667cm" svg:y2="4.81cm" draw:start-shape="id16" draw:start-glue-point="10" draw:end-shape="id3" draw:end-glue-point="6" svg:d="M1952 9573c4285 0 1428-4763 5715-4763" svg:viewBox="0 0 5716 4764">
          <text:p/>
        </draw:connector>
        <draw:connector draw:style-name="gr7" draw:text-style-name="P7" draw:layer="layout" draw:type="curve" svg:x1="1.952cm" svg:y1="9.573cm" svg:x2="7.667cm" svg:y2="5.763cm" draw:start-shape="id16" draw:start-glue-point="10" draw:end-shape="id4" draw:end-glue-point="6" svg:d="M1952 9573c4285 0 1428-3810 5715-3810" svg:viewBox="0 0 5716 3811">
          <text:p/>
        </draw:connector>
        <draw:connector draw:style-name="gr7" draw:text-style-name="P7" draw:layer="layout" draw:type="curve" svg:x1="1.952cm" svg:y1="10.525cm" svg:x2="7.667cm" svg:y2="3.858cm" draw:start-shape="id17" draw:start-glue-point="10" draw:end-shape="id2" draw:end-glue-point="6" svg:d="M1952 10525c4285 0 1428-6667 5715-6667" svg:viewBox="0 0 5716 6668">
          <text:p/>
        </draw:connector>
        <draw:connector draw:style-name="gr7" draw:text-style-name="P7" draw:layer="layout" draw:type="curve" svg:x1="1.952cm" svg:y1="10.525cm" svg:x2="7.667cm" svg:y2="4.81cm" draw:start-shape="id17" draw:start-glue-point="10" draw:end-shape="id3" draw:end-glue-point="6" svg:d="M1952 10525c4285 0 1428-5715 5715-5715" svg:viewBox="0 0 5716 5716">
          <text:p/>
        </draw:connector>
        <draw:connector draw:style-name="gr7" draw:text-style-name="P7" draw:layer="layout" draw:type="curve" svg:x1="1.952cm" svg:y1="11.478cm" svg:x2="7.667cm" svg:y2="3.858cm" draw:start-shape="id18" draw:start-glue-point="10" draw:end-shape="id2" draw:end-glue-point="6" svg:d="M1952 11478c4285 0 1428-7620 5715-7620" svg:viewBox="0 0 5716 7621">
          <text:p/>
        </draw:connector>
        <draw:custom-shape draw:style-name="gr5" draw:text-style-name="P6" draw:layer="layout" svg:width="7.62cm" svg:height="7.62cm" svg:x="9.89cm" svg:y="12.74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7.015cm" svg:height="7.143cm" svg:x="10.176cm" svg:y="12.9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1">e</text:span></text:p>
              </table:table-cell>
              <table:table-cell>
                <text:p text:style-name="P1"><text:span text:style-name="T1">f</text:span></text:p>
              </table:table-cell>
              <table:table-cell>
                <text:p text:style-name="P1"><text:span text:style-name="T1">g</text:span></text:p>
              </table:table-cell>
              <table:table-cell>
                <text:p text:style-name="P1"><text:span text:style-name="T1">h</text:span></text:p>
              </table:table-cell>
              <table:table-cell>
                <text:p text:style-name="P1"><text:span text:style-name="T1">i</text:span></text:p>
              </table:table-cell>
            </table:table-row>
            <table:table-row table:style-name="ro1" table:default-cell-style-name="ce7">
              <table:table-cell table:style-name="ce3">
                <text:p text:style-name="P1"><text:span text:style-name="T1">1</text:span></text:p>
              </table:table-cell>
              <table:table-cell table:style-name="ce4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3">
                <text:p text:style-name="P1"><text:span text:style-name="T1">2</text:span></text:p>
              </table:table-cell>
              <table:table-cell table:style-name="ce4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3">
                <text:p text:style-name="P1"><text:span text:style-name="T1">3</text:span></text:p>
              </table:table-cell>
              <table:table-cell table:style-name="ce4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1"><text:span text:style-name="T1">4</text:span></text:p>
              </table:table-cell>
              <table:table-cell table:style-name="ce8"/>
              <table:table-cell table:style-name="ce7"/>
              <table:table-cell table:style-name="ce7"/>
              <table:table-cell/>
              <table:table-cell/>
              <table:table-cell/>
              <table:table-cell table:style-name="ce9"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3">
                <text:p text:style-name="P1"><text:span text:style-name="T1">5</text:span></text:p>
              </table:table-cell>
              <table:table-cell table:style-name="ce8"/>
              <table:table-cell table:style-name="ce7"/>
              <table:table-cell table:style-name="ce7"/>
              <table:table-cell/>
              <table:table-cell/>
              <table:table-cell/>
              <table:table-cell table:style-name="ce9"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3">
                <text:p text:style-name="P1"><text:span text:style-name="T1">6</text:span></text:p>
              </table:table-cell>
              <table:table-cell table:style-name="ce8"/>
              <table:table-cell table:style-name="ce7"/>
              <table:table-cell table:style-name="ce7"/>
              <table:table-cell/>
              <table:table-cell/>
              <table:table-cell/>
              <table:table-cell table:style-name="ce9"/>
              <table:table-cell table:style-name="ce9"/>
              <table:table-cell table:style-name="ce9"/>
            </table:table-row>
            <table:table-row table:style-name="ro1" table:default-cell-style-name="ce5">
              <table:table-cell table:style-name="ce3">
                <text:p text:style-name="P1"><text:span text:style-name="T1">7</text:span></text:p>
              </table:table-cell>
              <table:table-cell table:style-name="ce8"/>
              <table:table-cell table:style-name="ce7"/>
              <table:table-cell table:style-name="ce7"/>
              <table:table-cell table:style-name="ce9"/>
              <table:table-cell table:style-name="ce9"/>
              <table:table-cell table:style-name="ce9"/>
              <table:table-cell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1"><text:span text:style-name="T1">8</text:span></text:p>
              </table:table-cell>
              <table:table-cell table:style-name="ce8"/>
              <table:table-cell table:style-name="ce7"/>
              <table:table-cell table:style-name="ce7"/>
              <table:table-cell table:style-name="ce9"/>
              <table:table-cell table:style-name="ce9"/>
              <table:table-cell table:style-name="ce9"/>
              <table:table-cell/>
              <table:table-cell/>
              <table:table-cell/>
            </table:table-row>
            <table:table-row table:style-name="ro2" table:default-cell-style-name="ce5">
              <table:table-cell table:style-name="ce3">
                <text:p text:style-name="P1"><text:span text:style-name="T1">9</text:span></text:p>
              </table:table-cell>
              <table:table-cell table:style-name="ce8"/>
              <table:table-cell table:style-name="ce7"/>
              <table:table-cell table:style-name="ce7"/>
              <table:table-cell table:style-name="ce9"/>
              <table:table-cell table:style-name="ce9"/>
              <table:table-cell table:style-name="ce9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2" xml:id="id19" draw:id="id19" draw:layer="layout" svg:width="0.635cm" svg:height="0.635cm" svg:x="10.207cm" svg:y="3.5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2" draw:id="id32" draw:layer="layout" svg:width="0.635cm" svg:height="0.635cm" svg:x="16.557cm" svg:y="11.16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635cm" svg:height="0.635cm" svg:x="10.207cm" svg:y="4.49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635cm" svg:height="0.635cm" svg:x="10.207cm" svg:y="5.44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0.635cm" svg:height="0.635cm" svg:x="10.207cm" svg:y="6.39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635cm" svg:height="0.635cm" svg:x="10.207cm" svg:y="7.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635cm" svg:height="0.635cm" svg:x="10.207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635cm" svg:height="0.635cm" svg:x="10.207cm" svg:y="9.25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635cm" svg:height="0.635cm" svg:x="10.207cm" svg:y="10.20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635cm" svg:height="0.635cm" svg:x="10.207cm" svg:y="11.16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3" draw:id="id33" draw:layer="layout" svg:width="0.635cm" svg:height="0.635cm" svg:x="16.557cm" svg:y="10.207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4" draw:id="id34" draw:layer="layout" svg:width="0.635cm" svg:height="0.635cm" svg:x="16.557cm" svg:y="9.25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6" draw:id="id26" draw:layer="layout" svg:width="0.635cm" svg:height="0.635cm" svg:x="16.557cm" svg:y="6.397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7" draw:id="id27" draw:layer="layout" svg:width="0.635cm" svg:height="0.635cm" svg:x="16.557cm" svg:y="7.3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8" draw:id="id28" draw:layer="layout" svg:width="0.635cm" svg:height="0.635cm" svg:x="16.557cm" svg:y="8.302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2" draw:id="id22" draw:layer="layout" svg:width="0.635cm" svg:height="0.635cm" svg:x="16.557cm" svg:y="5.44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1" draw:id="id21" draw:layer="layout" svg:width="0.635cm" svg:height="0.635cm" svg:x="16.557cm" svg:y="4.49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0" draw:id="id20" draw:layer="layout" svg:width="0.635cm" svg:height="0.635cm" svg:x="16.557cm" svg:y="3.5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curve" svg:x1="10.842cm" svg:y1="3.858cm" svg:x2="16.557cm" svg:y2="3.858cm" draw:start-shape="id19" draw:start-glue-point="10" draw:end-shape="id20" draw:end-glue-point="6" svg:d="M10842 3858h5715" svg:viewBox="0 0 5716 1">
          <text:p/>
        </draw:connector>
        <draw:connector draw:style-name="gr7" draw:text-style-name="P7" draw:layer="layout" draw:type="curve" svg:x1="10.842cm" svg:y1="3.858cm" svg:x2="16.557cm" svg:y2="4.81cm" draw:start-shape="id19" draw:start-glue-point="10" draw:end-shape="id21" draw:end-glue-point="6" svg:d="M10842 3858c4285 0 1428 952 5715 952" svg:viewBox="0 0 5716 953">
          <text:p/>
        </draw:connector>
        <draw:connector draw:style-name="gr7" draw:text-style-name="P7" draw:layer="layout" draw:type="curve" svg:x1="10.842cm" svg:y1="3.858cm" svg:x2="16.557cm" svg:y2="5.763cm" draw:start-shape="id19" draw:start-glue-point="10" draw:end-shape="id22" draw:end-glue-point="6" svg:d="M10842 3858c4285 0 1428 1905 5715 1905" svg:viewBox="0 0 5716 1906">
          <text:p/>
        </draw:connector>
        <draw:connector draw:style-name="gr7" draw:text-style-name="P7" draw:layer="layout" draw:type="curve" svg:x1="10.842cm" svg:y1="4.81cm" svg:x2="16.557cm" svg:y2="3.858cm" draw:start-shape="id23" draw:start-glue-point="10" draw:end-shape="id20" draw:end-glue-point="6" svg:d="M10842 4810c4285 0 1428-952 5715-952" svg:viewBox="0 0 5716 953">
          <text:p/>
        </draw:connector>
        <draw:connector draw:style-name="gr7" draw:text-style-name="P7" draw:layer="layout" draw:type="curve" svg:x1="10.842cm" svg:y1="4.81cm" svg:x2="16.557cm" svg:y2="4.81cm" draw:start-shape="id23" draw:start-glue-point="10" draw:end-shape="id21" draw:end-glue-point="6" svg:d="M10842 4810h5715" svg:viewBox="0 0 5716 1">
          <text:p/>
        </draw:connector>
        <draw:connector draw:style-name="gr7" draw:text-style-name="P7" draw:layer="layout" draw:type="curve" svg:x1="10.842cm" svg:y1="4.81cm" svg:x2="16.557cm" svg:y2="5.763cm" draw:start-shape="id23" draw:start-glue-point="10" draw:end-shape="id22" draw:end-glue-point="6" svg:d="M10842 4810c4285 0 1428 953 5715 953" svg:viewBox="0 0 5716 954">
          <text:p/>
        </draw:connector>
        <draw:connector draw:style-name="gr7" draw:text-style-name="P7" draw:layer="layout" draw:type="curve" svg:x1="10.842cm" svg:y1="5.763cm" svg:x2="16.557cm" svg:y2="3.858cm" draw:start-shape="id24" draw:start-glue-point="10" draw:end-shape="id20" draw:end-glue-point="6" svg:d="M10842 5763c4285 0 1428-1905 5715-1905" svg:viewBox="0 0 5716 1906">
          <text:p/>
        </draw:connector>
        <draw:connector draw:style-name="gr7" draw:text-style-name="P7" draw:layer="layout" draw:type="curve" svg:x1="10.842cm" svg:y1="5.763cm" svg:x2="16.557cm" svg:y2="4.81cm" draw:start-shape="id24" draw:start-glue-point="10" draw:end-shape="id21" draw:end-glue-point="6" svg:d="M10842 5763c4285 0 1428-953 5715-953" svg:viewBox="0 0 5716 954">
          <text:p/>
        </draw:connector>
        <draw:connector draw:style-name="gr7" draw:text-style-name="P7" draw:layer="layout" draw:type="curve" svg:x1="10.842cm" svg:y1="3.858cm" svg:x2="16.557cm" svg:y2="5.763cm" draw:start-shape="id19" draw:start-glue-point="10" draw:end-shape="id22" draw:end-glue-point="6" svg:d="M10842 3858c4285 0 1428 1905 5715 1905" svg:viewBox="0 0 5716 1906">
          <text:p/>
        </draw:connector>
        <draw:connector draw:style-name="gr7" draw:text-style-name="P7" draw:layer="layout" draw:type="curve" svg:x1="10.842cm" svg:y1="6.715cm" svg:x2="16.557cm" svg:y2="6.715cm" draw:start-shape="id25" draw:start-glue-point="10" draw:end-shape="id26" draw:end-glue-point="6" svg:d="M10842 6715h5715" svg:viewBox="0 0 5716 1">
          <text:p/>
        </draw:connector>
        <draw:connector draw:style-name="gr7" draw:text-style-name="P7" draw:layer="layout" draw:type="curve" svg:x1="10.842cm" svg:y1="6.715cm" svg:x2="16.557cm" svg:y2="7.668cm" draw:start-shape="id25" draw:start-glue-point="10" draw:end-shape="id27" draw:end-glue-point="6" svg:d="M10842 6715c4285 0 1428 953 5715 953" svg:viewBox="0 0 5716 954">
          <text:p/>
        </draw:connector>
        <draw:connector draw:style-name="gr7" draw:text-style-name="P7" draw:layer="layout" draw:type="curve" svg:x1="10.842cm" svg:y1="6.715cm" svg:x2="16.557cm" svg:y2="8.62cm" draw:start-shape="id25" draw:start-glue-point="10" draw:end-shape="id28" draw:end-glue-point="6" svg:d="M10842 6715c4285 0 1428 1905 5715 1905" svg:viewBox="0 0 5716 1906">
          <text:p/>
        </draw:connector>
        <draw:connector draw:style-name="gr7" draw:text-style-name="P7" draw:layer="layout" draw:type="curve" svg:x1="10.842cm" svg:y1="7.668cm" svg:x2="16.557cm" svg:y2="6.715cm" draw:start-shape="id29" draw:start-glue-point="10" draw:end-shape="id26" draw:end-glue-point="6" svg:d="M10842 7668c4285 0 1428-953 5715-953" svg:viewBox="0 0 5716 954">
          <text:p/>
        </draw:connector>
        <draw:connector draw:style-name="gr7" draw:text-style-name="P7" draw:layer="layout" draw:type="curve" svg:x1="10.842cm" svg:y1="7.668cm" svg:x2="16.557cm" svg:y2="7.668cm" draw:start-shape="id29" draw:start-glue-point="10" draw:end-shape="id27" draw:end-glue-point="6" svg:d="M10842 7668h5715" svg:viewBox="0 0 5716 1">
          <text:p/>
        </draw:connector>
        <draw:connector draw:style-name="gr7" draw:text-style-name="P7" draw:layer="layout" draw:type="curve" svg:x1="10.842cm" svg:y1="7.668cm" svg:x2="16.557cm" svg:y2="8.62cm" draw:start-shape="id29" draw:start-glue-point="10" draw:end-shape="id28" draw:end-glue-point="6" svg:d="M10842 7668c4285 0 1428 952 5715 952" svg:viewBox="0 0 5716 953">
          <text:p/>
        </draw:connector>
        <draw:connector draw:style-name="gr7" draw:text-style-name="P7" draw:layer="layout" draw:type="curve" svg:x1="10.842cm" svg:y1="8.62cm" svg:x2="16.557cm" svg:y2="6.715cm" draw:start-shape="id30" draw:start-glue-point="10" draw:end-shape="id26" draw:end-glue-point="6" svg:d="M10842 8620c4285 0 1428-1905 5715-1905" svg:viewBox="0 0 5716 1906">
          <text:p/>
        </draw:connector>
        <draw:connector draw:style-name="gr7" draw:text-style-name="P7" draw:layer="layout" draw:type="curve" svg:x1="10.842cm" svg:y1="8.62cm" svg:x2="16.557cm" svg:y2="7.668cm" draw:start-shape="id30" draw:start-glue-point="10" draw:end-shape="id27" draw:end-glue-point="6" svg:d="M10842 8620c4285 0 1428-952 5715-952" svg:viewBox="0 0 5716 953">
          <text:p/>
        </draw:connector>
        <draw:connector draw:style-name="gr7" draw:text-style-name="P7" draw:layer="layout" draw:type="curve" svg:x1="10.842cm" svg:y1="8.62cm" svg:x2="16.557cm" svg:y2="8.62cm" draw:start-shape="id30" draw:start-glue-point="10" draw:end-shape="id28" draw:end-glue-point="6" svg:d="M10842 8620h5715" svg:viewBox="0 0 5716 1">
          <text:p/>
        </draw:connector>
        <draw:connector draw:style-name="gr7" draw:text-style-name="P7" draw:layer="layout" draw:type="curve" svg:x1="10.842cm" svg:y1="9.573cm" svg:x2="16.557cm" svg:y2="11.478cm" draw:start-shape="id31" draw:start-glue-point="10" draw:end-shape="id32" draw:end-glue-point="6" svg:d="M10842 9573c4285 0 1428 1905 5715 1905" svg:viewBox="0 0 5716 1906">
          <text:p/>
        </draw:connector>
        <draw:connector draw:style-name="gr7" draw:text-style-name="P7" draw:layer="layout" draw:type="curve" svg:x1="10.842cm" svg:y1="9.573cm" svg:x2="16.557cm" svg:y2="10.525cm" draw:start-shape="id31" draw:start-glue-point="10" draw:end-shape="id33" draw:end-glue-point="6" svg:d="M10842 9573c4285 0 1428 952 5715 952" svg:viewBox="0 0 5716 953">
          <text:p/>
        </draw:connector>
        <draw:connector draw:style-name="gr7" draw:text-style-name="P7" draw:layer="layout" draw:type="curve" svg:x1="10.842cm" svg:y1="9.573cm" svg:x2="16.557cm" svg:y2="9.573cm" draw:start-shape="id31" draw:start-glue-point="10" draw:end-shape="id34" draw:end-glue-point="6" svg:d="M10842 9573h5715" svg:viewBox="0 0 5716 1">
          <text:p/>
        </draw:connector>
        <draw:connector draw:style-name="gr7" draw:text-style-name="P7" draw:layer="layout" draw:type="curve" svg:x1="10.842cm" svg:y1="10.525cm" svg:x2="16.557cm" svg:y2="11.478cm" draw:start-shape="id35" draw:start-glue-point="10" draw:end-shape="id32" draw:end-glue-point="6" svg:d="M10842 10525c4285 0 1428 953 5715 953" svg:viewBox="0 0 5716 954">
          <text:p/>
        </draw:connector>
        <draw:connector draw:style-name="gr7" draw:text-style-name="P7" draw:layer="layout" draw:type="curve" svg:x1="10.842cm" svg:y1="10.525cm" svg:x2="16.557cm" svg:y2="10.525cm" draw:start-shape="id35" draw:start-glue-point="10" draw:end-shape="id33" draw:end-glue-point="6" svg:d="M10842 10525h5715" svg:viewBox="0 0 5716 1">
          <text:p/>
        </draw:connector>
        <draw:connector draw:style-name="gr7" draw:text-style-name="P7" draw:layer="layout" draw:type="curve" svg:x1="10.842cm" svg:y1="10.525cm" svg:x2="16.557cm" svg:y2="9.573cm" draw:start-shape="id35" draw:start-glue-point="10" draw:end-shape="id34" draw:end-glue-point="6" svg:d="M10842 10525c4285 0 1428-952 5715-952" svg:viewBox="0 0 5716 953">
          <text:p/>
        </draw:connector>
        <draw:connector draw:style-name="gr7" draw:text-style-name="P7" draw:layer="layout" draw:type="curve" svg:x1="10.842cm" svg:y1="11.478cm" svg:x2="16.557cm" svg:y2="11.478cm" draw:start-shape="id36" draw:start-glue-point="10" draw:end-shape="id32" draw:end-glue-point="6" svg:d="M10842 11478h5715" svg:viewBox="0 0 5716 1">
          <text:p/>
        </draw:connector>
        <draw:connector draw:style-name="gr7" draw:text-style-name="P7" draw:layer="layout" draw:type="curve" svg:x1="10.842cm" svg:y1="11.478cm" svg:x2="16.557cm" svg:y2="10.525cm" draw:start-shape="id36" draw:start-glue-point="10" draw:end-shape="id33" draw:end-glue-point="6" svg:d="M10842 11478c4285 0 1428-953 5715-953" svg:viewBox="0 0 5716 954">
          <text:p/>
        </draw:connector>
        <draw:connector draw:style-name="gr7" draw:text-style-name="P7" draw:layer="layout" draw:type="curve" svg:x1="10.842cm" svg:y1="11.478cm" svg:x2="16.557cm" svg:y2="9.573cm" draw:start-shape="id36" draw:start-glue-point="10" draw:end-shape="id34" draw:end-glue-point="6" svg:d="M10842 11478c4285 0 1428-1905 5715-1905" svg:viewBox="0 0 5716 1906">
          <text:p/>
        </draw:connector>
        <draw:custom-shape draw:style-name="gr5" draw:text-style-name="P6" draw:layer="layout" svg:width="7.62cm" svg:height="7.62cm" svg:x="18.78cm" svg:y="12.74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7.015cm" svg:height="7.143cm" svg:x="19.066cm" svg:y="12.9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1">e</text:span></text:p>
              </table:table-cell>
              <table:table-cell>
                <text:p text:style-name="P1"><text:span text:style-name="T1">f</text:span></text:p>
              </table:table-cell>
              <table:table-cell>
                <text:p text:style-name="P1"><text:span text:style-name="T1">g</text:span></text:p>
              </table:table-cell>
              <table:table-cell>
                <text:p text:style-name="P1"><text:span text:style-name="T1">h</text:span></text:p>
              </table:table-cell>
              <table:table-cell>
                <text:p text:style-name="P1"><text:span text:style-name="T1">i</text:span></text:p>
              </table:table-cell>
            </table:table-row>
            <table:table-row table:style-name="ro1" table:default-cell-style-name="ce7">
              <table:table-cell table:style-name="ce3">
                <text:p text:style-name="P1"><text:span text:style-name="T1">1</text:span></text:p>
              </table:table-cell>
              <table:table-cell table:style-name="ce8"/>
              <table:table-cell/>
              <table:table-cell table:style-name="ce5"/>
              <table:table-cell table:style-name="ce5"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3">
                <text:p text:style-name="P1"><text:span text:style-name="T1">2</text:span></text:p>
              </table:table-cell>
              <table:table-cell table:style-name="ce8"/>
              <table:table-cell table:style-name="ce5"/>
              <table:table-cell/>
              <table:table-cell table:style-name="ce5"/>
              <table:table-cell/>
              <table:table-cell/>
              <table:table-cell/>
              <table:table-cell table:style-name="ce5"/>
              <table:table-cell/>
            </table:table-row>
            <table:table-row table:style-name="ro1" table:default-cell-style-name="ce7">
              <table:table-cell table:style-name="ce3">
                <text:p text:style-name="P1"><text:span text:style-name="T1">3</text:span></text:p>
              </table:table-cell>
              <table:table-cell table:style-name="ce4"/>
              <table:table-cell/>
              <table:table-cell table:style-name="ce5"/>
              <table:table-cell/>
              <table:table-cell/>
              <table:table-cell/>
              <table:table-cell/>
              <table:table-cell/>
              <table:table-cell table:style-name="ce5"/>
            </table:table-row>
            <table:table-row table:style-name="ro1" table:default-cell-style-name="ce7">
              <table:table-cell table:style-name="ce3">
                <text:p text:style-name="P1"><text:span text:style-name="T1">4</text:span></text:p>
              </table:table-cell>
              <table:table-cell table:style-name="ce4"/>
              <table:table-cell/>
              <table:table-cell table:style-name="ce5"/>
              <table:table-cell/>
              <table:table-cell/>
              <table:table-cell table:style-name="ce5"/>
              <table:table-cell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1"><text:span text:style-name="T1">5</text:span></text:p>
              </table:table-cell>
              <table:table-cell table:style-name="ce4"/>
              <table:table-cell/>
              <table:table-cell/>
              <table:table-cell table:style-name="ce7"/>
              <table:table-cell table:style-name="ce7"/>
              <table:table-cell table:style-name="ce7"/>
              <table:table-cell/>
              <table:table-cell/>
              <table:table-cell table:style-name="ce7"/>
            </table:table-row>
            <table:table-row table:style-name="ro1" table:default-cell-style-name="ce7">
              <table:table-cell table:style-name="ce3">
                <text:p text:style-name="P1"><text:span text:style-name="T1">6</text:span></text:p>
              </table:table-cell>
              <table:table-cell table:style-name="ce8"/>
              <table:table-cell/>
              <table:table-cell table:style-name="ce5"/>
              <table:table-cell/>
              <table:table-cell/>
              <table:table-cell/>
              <table:table-cell/>
              <table:table-cell table:style-name="ce5"/>
              <table:table-cell/>
            </table:table-row>
            <table:table-row table:style-name="ro1" table:default-cell-style-name="ce7">
              <table:table-cell table:style-name="ce3">
                <text:p text:style-name="P1"><text:span text:style-name="T1">7</text:span></text:p>
              </table:table-cell>
              <table:table-cell table:style-name="ce8"/>
              <table:table-cell/>
              <table:table-cell/>
              <table:table-cell/>
              <table:table-cell/>
              <table:table-cell table:style-name="ce5"/>
              <table:table-cell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1"><text:span text:style-name="T1">8</text:span></text:p>
              </table:table-cell>
              <table:table-cell table:style-name="ce8"/>
              <table:table-cell/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3">
                <text:p text:style-name="P1"><text:span text:style-name="T1">9</text:span></text:p>
              </table:table-cell>
              <table:table-cell table:style-name="ce4"/>
              <table:table-cell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" draw:text-style-name="P2" xml:id="id46" draw:id="id46" draw:layer="layout" svg:width="0.635cm" svg:height="0.635cm" svg:x="19.097cm" svg:y="3.85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4" draw:id="id54" draw:layer="layout" svg:width="0.635cm" svg:height="0.635cm" svg:x="25.447cm" svg:y="11.477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635cm" svg:height="0.635cm" svg:x="19.097cm" svg:y="4.80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635cm" svg:height="0.635cm" svg:x="19.097cm" svg:y="5.76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635cm" svg:height="0.635cm" svg:x="19.097cm" svg:y="6.71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0.635cm" svg:height="0.635cm" svg:x="19.097cm" svg:y="7.66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0.635cm" svg:height="0.635cm" svg:x="19.097cm" svg:y="8.61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0.635cm" svg:height="0.635cm" svg:x="19.097cm" svg:y="9.57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635cm" svg:height="0.635cm" svg:x="19.097cm" svg:y="10.52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0.635cm" svg:height="0.635cm" svg:x="19.097cm" svg:y="11.477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3" draw:id="id53" draw:layer="layout" svg:width="0.635cm" svg:height="0.635cm" svg:x="25.447cm" svg:y="10.524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2" draw:id="id52" draw:layer="layout" svg:width="0.635cm" svg:height="0.635cm" svg:x="25.447cm" svg:y="9.57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8" draw:id="id48" draw:layer="layout" svg:width="0.635cm" svg:height="0.635cm" svg:x="25.447cm" svg:y="6.71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9" draw:id="id49" draw:layer="layout" svg:width="0.635cm" svg:height="0.635cm" svg:x="25.447cm" svg:y="7.66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0" draw:id="id50" draw:layer="layout" svg:width="0.635cm" svg:height="0.635cm" svg:x="25.447cm" svg:y="8.619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5" draw:id="id45" draw:layer="layout" svg:width="0.635cm" svg:height="0.635cm" svg:x="25.447cm" svg:y="5.762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2" draw:id="id42" draw:layer="layout" svg:width="0.635cm" svg:height="0.635cm" svg:x="25.447cm" svg:y="4.80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7" draw:id="id37" draw:layer="layout" svg:width="0.635cm" svg:height="0.635cm" svg:x="25.447cm" svg:y="3.85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curve" svg:x1="25.447cm" svg:y1="4.175cm" svg:x2="19.732cm" svg:y2="6.08cm" draw:start-shape="id37" draw:start-glue-point="6" draw:end-shape="id38" draw:end-glue-point="10" svg:d="M25447 4175c-4287 0-1430 1905-5715 1905" svg:viewBox="0 0 5716 1906">
          <text:p/>
        </draw:connector>
        <draw:connector draw:style-name="gr7" draw:text-style-name="P7" draw:layer="layout" draw:type="curve" svg:x1="25.447cm" svg:y1="4.175cm" svg:x2="19.732cm" svg:y2="7.032cm" draw:start-shape="id37" draw:start-glue-point="6" draw:end-shape="id39" draw:end-glue-point="10" svg:d="M25447 4175c-4287 0-1430 2857-5715 2857" svg:viewBox="0 0 5716 2858">
          <text:p/>
        </draw:connector>
        <draw:connector draw:style-name="gr7" draw:text-style-name="P7" draw:layer="layout" draw:type="curve" svg:x1="25.447cm" svg:y1="4.175cm" svg:x2="19.732cm" svg:y2="7.985cm" draw:start-shape="id37" draw:start-glue-point="6" draw:end-shape="id40" draw:end-glue-point="10" svg:d="M25447 4175c-4287 0-1430 3810-5715 3810" svg:viewBox="0 0 5716 3811">
          <text:p/>
        </draw:connector>
        <draw:connector draw:style-name="gr7" draw:text-style-name="P7" draw:layer="layout" draw:type="curve" svg:x1="25.447cm" svg:y1="4.175cm" svg:x2="19.732cm" svg:y2="11.795cm" draw:start-shape="id37" draw:start-glue-point="6" draw:end-shape="id41" draw:end-glue-point="10" svg:d="M25447 4175c-4287 0-1430 7620-5715 7620" svg:viewBox="0 0 5716 7621">
          <text:p/>
        </draw:connector>
        <draw:connector draw:style-name="gr7" draw:text-style-name="P7" draw:layer="layout" draw:type="curve" svg:x1="25.447cm" svg:y1="5.127cm" svg:x2="19.732cm" svg:y2="5.127cm" draw:start-shape="id42" draw:start-glue-point="6" draw:end-shape="id43" draw:end-glue-point="10" svg:d="M25447 5127h-5715" svg:viewBox="0 0 5716 1">
          <text:p/>
        </draw:connector>
        <draw:connector draw:style-name="gr7" draw:text-style-name="P7" draw:layer="layout" draw:type="curve" svg:x1="25.447cm" svg:y1="5.127cm" svg:x2="19.732cm" svg:y2="7.985cm" draw:start-shape="id42" draw:start-glue-point="6" draw:end-shape="id40" draw:end-glue-point="10" svg:d="M25447 5127c-4287 0-1430 2858-5715 2858" svg:viewBox="0 0 5716 2859">
          <text:p/>
        </draw:connector>
        <draw:connector draw:style-name="gr7" draw:text-style-name="P7" draw:layer="layout" draw:type="curve" svg:x1="25.447cm" svg:y1="5.127cm" svg:x2="19.732cm" svg:y2="10.842cm" draw:start-shape="id42" draw:start-glue-point="6" draw:end-shape="id44" draw:end-glue-point="10" svg:d="M25447 5127c-4287 0-1430 5715-5715 5715" svg:viewBox="0 0 5716 5716">
          <text:p/>
        </draw:connector>
        <draw:connector draw:style-name="gr7" draw:text-style-name="P7" draw:layer="layout" draw:type="curve" svg:x1="25.447cm" svg:y1="6.08cm" svg:x2="19.732cm" svg:y2="4.175cm" draw:start-shape="id45" draw:start-glue-point="6" draw:end-shape="id46" draw:end-glue-point="10" svg:d="M25447 6080c-4287 0-1430-1905-5715-1905" svg:viewBox="0 0 5716 1906">
          <text:p/>
        </draw:connector>
        <draw:connector draw:style-name="gr7" draw:text-style-name="P7" draw:layer="layout" draw:type="curve" svg:x1="25.447cm" svg:y1="6.08cm" svg:x2="19.732cm" svg:y2="6.08cm" draw:start-shape="id45" draw:start-glue-point="6" draw:end-shape="id38" draw:end-glue-point="10" svg:d="M25447 6080h-5715" svg:viewBox="0 0 5716 1">
          <text:p/>
        </draw:connector>
        <draw:connector draw:style-name="gr7" draw:text-style-name="P7" draw:layer="layout" draw:type="curve" svg:x1="25.447cm" svg:y1="6.08cm" svg:x2="19.732cm" svg:y2="7.032cm" draw:start-shape="id45" draw:start-glue-point="6" draw:end-shape="id39" draw:end-glue-point="10" svg:d="M25447 6080c-4287 0-1430 952-5715 952" svg:viewBox="0 0 5716 953">
          <text:p/>
        </draw:connector>
        <draw:connector draw:style-name="gr7" draw:text-style-name="P7" draw:layer="layout" draw:type="curve" svg:x1="25.447cm" svg:y1="6.08cm" svg:x2="19.732cm" svg:y2="7.985cm" draw:start-shape="id45" draw:start-glue-point="6" draw:end-shape="id40" draw:end-glue-point="10" svg:d="M25447 6080c-4287 0-1430 1905-5715 1905" svg:viewBox="0 0 5716 1906">
          <text:p/>
        </draw:connector>
        <draw:connector draw:style-name="gr7" draw:text-style-name="P7" draw:layer="layout" draw:type="curve" svg:x1="25.447cm" svg:y1="6.08cm" svg:x2="19.732cm" svg:y2="8.937cm" draw:start-shape="id45" draw:start-glue-point="6" draw:end-shape="id47" draw:end-glue-point="10" svg:d="M25447 6080c-4287 0-1430 2857-5715 2857" svg:viewBox="0 0 5716 2858">
          <text:p/>
        </draw:connector>
        <draw:connector draw:style-name="gr7" draw:text-style-name="P7" draw:layer="layout" draw:type="curve" svg:x1="25.447cm" svg:y1="6.08cm" svg:x2="19.732cm" svg:y2="10.842cm" draw:start-shape="id45" draw:start-glue-point="6" draw:end-shape="id44" draw:end-glue-point="10" svg:d="M25447 6080c-4287 0-1430 4762-5715 4762" svg:viewBox="0 0 5716 4763">
          <text:p/>
        </draw:connector>
        <draw:connector draw:style-name="gr7" draw:text-style-name="P7" draw:layer="layout" draw:type="curve" svg:x1="25.447cm" svg:y1="6.08cm" svg:x2="19.732cm" svg:y2="11.795cm" draw:start-shape="id45" draw:start-glue-point="6" draw:end-shape="id41" draw:end-glue-point="10" svg:d="M25447 6080c-4287 0-1430 5715-5715 5715" svg:viewBox="0 0 5716 5716">
          <text:p/>
        </draw:connector>
        <draw:connector draw:style-name="gr7" draw:text-style-name="P7" draw:layer="layout" draw:type="curve" svg:x1="25.447cm" svg:y1="7.032cm" svg:x2="19.732cm" svg:y2="4.175cm" draw:start-shape="id48" draw:start-glue-point="6" draw:end-shape="id46" draw:end-glue-point="10" svg:d="M25447 7032c-4287 0-1430-2857-5715-2857" svg:viewBox="0 0 5716 2858">
          <text:p/>
        </draw:connector>
        <draw:connector draw:style-name="gr7" draw:text-style-name="P7" draw:layer="layout" draw:type="curve" svg:x1="25.447cm" svg:y1="7.032cm" svg:x2="19.732cm" svg:y2="5.127cm" draw:start-shape="id48" draw:start-glue-point="6" draw:end-shape="id43" draw:end-glue-point="10" svg:d="M25447 7032c-4287 0-1430-1905-5715-1905" svg:viewBox="0 0 5716 1906">
          <text:p/>
        </draw:connector>
        <draw:connector draw:style-name="gr7" draw:text-style-name="P7" draw:layer="layout" draw:type="curve" svg:x1="25.447cm" svg:y1="7.032cm" svg:x2="19.732cm" svg:y2="10.842cm" draw:start-shape="id48" draw:start-glue-point="6" draw:end-shape="id44" draw:end-glue-point="10" svg:d="M25447 7032c-4287 0-1430 3810-5715 3810" svg:viewBox="0 0 5716 3811">
          <text:p/>
        </draw:connector>
        <draw:connector draw:style-name="gr7" draw:text-style-name="P7" draw:layer="layout" draw:type="curve" svg:x1="25.447cm" svg:y1="7.985cm" svg:x2="19.732cm" svg:y2="4.175cm" draw:start-shape="id49" draw:start-glue-point="6" draw:end-shape="id46" draw:end-glue-point="10" svg:d="M25447 7985c-4287 0-1430-3810-5715-3810" svg:viewBox="0 0 5716 3811">
          <text:p/>
        </draw:connector>
        <draw:connector draw:style-name="gr7" draw:text-style-name="P7" draw:layer="layout" draw:type="curve" svg:x1="25.447cm" svg:y1="8.937cm" svg:x2="19.732cm" svg:y2="7.032cm" draw:start-shape="id50" draw:start-glue-point="6" draw:end-shape="id39" draw:end-glue-point="10" svg:d="M25447 8937c-4287 0-1430-1905-5715-1905" svg:viewBox="0 0 5716 1906">
          <text:p/>
        </draw:connector>
        <draw:connector draw:style-name="gr7" draw:text-style-name="P7" draw:layer="layout" draw:type="curve" svg:x1="25.447cm" svg:y1="8.937cm" svg:x2="19.732cm" svg:y2="9.89cm" draw:start-shape="id50" draw:start-glue-point="6" draw:end-shape="id51" draw:end-glue-point="10" svg:d="M25447 8937c-4287 0-1430 953-5715 953" svg:viewBox="0 0 5716 954">
          <text:p/>
        </draw:connector>
        <draw:connector draw:style-name="gr7" draw:text-style-name="P7" draw:layer="layout" draw:type="curve" svg:x1="25.447cm" svg:y1="8.937cm" svg:x2="19.732cm" svg:y2="10.842cm" draw:start-shape="id50" draw:start-glue-point="6" draw:end-shape="id44" draw:end-glue-point="10" svg:d="M25447 8937c-4287 0-1430 1905-5715 1905" svg:viewBox="0 0 5716 1906">
          <text:p/>
        </draw:connector>
        <draw:connector draw:style-name="gr7" draw:text-style-name="P7" draw:layer="layout" draw:type="curve" svg:x1="25.447cm" svg:y1="9.89cm" svg:x2="19.732cm" svg:y2="7.985cm" draw:start-shape="id52" draw:start-glue-point="6" draw:end-shape="id40" draw:end-glue-point="10" svg:d="M25447 9890c-4287 0-1430-1905-5715-1905" svg:viewBox="0 0 5716 1906">
          <text:p/>
        </draw:connector>
        <draw:connector draw:style-name="gr7" draw:text-style-name="P7" draw:layer="layout" draw:type="curve" svg:x1="25.447cm" svg:y1="9.89cm" svg:x2="19.732cm" svg:y2="10.842cm" draw:start-shape="id52" draw:start-glue-point="6" draw:end-shape="id44" draw:end-glue-point="10" svg:d="M25447 9890c-4287 0-1430 952-5715 952" svg:viewBox="0 0 5716 953">
          <text:p/>
        </draw:connector>
        <draw:connector draw:style-name="gr7" draw:text-style-name="P7" draw:layer="layout" draw:type="curve" svg:x1="25.447cm" svg:y1="10.842cm" svg:x2="19.732cm" svg:y2="5.127cm" draw:start-shape="id53" draw:start-glue-point="6" draw:end-shape="id43" draw:end-glue-point="10" svg:d="M25447 10842c-4287 0-1430-5715-5715-5715" svg:viewBox="0 0 5716 5716">
          <text:p/>
        </draw:connector>
        <draw:connector draw:style-name="gr7" draw:text-style-name="P7" draw:layer="layout" draw:type="curve" svg:x1="25.447cm" svg:y1="10.842cm" svg:x2="19.732cm" svg:y2="7.985cm" draw:start-shape="id53" draw:start-glue-point="6" draw:end-shape="id40" draw:end-glue-point="10" svg:d="M25447 10842c-4287 0-1430-2857-5715-2857" svg:viewBox="0 0 5716 2858">
          <text:p/>
        </draw:connector>
        <draw:connector draw:style-name="gr7" draw:text-style-name="P7" draw:layer="layout" draw:type="curve" svg:x1="25.447cm" svg:y1="10.842cm" svg:x2="19.732cm" svg:y2="8.937cm" draw:start-shape="id53" draw:start-glue-point="6" draw:end-shape="id47" draw:end-glue-point="10" svg:d="M25447 10842c-4287 0-1430-1905-5715-1905" svg:viewBox="0 0 5716 1906">
          <text:p/>
        </draw:connector>
        <draw:connector draw:style-name="gr7" draw:text-style-name="P7" draw:layer="layout" draw:type="curve" svg:x1="25.447cm" svg:y1="10.842cm" svg:x2="19.732cm" svg:y2="10.842cm" draw:start-shape="id53" draw:start-glue-point="6" draw:end-shape="id44" draw:end-glue-point="10" svg:d="M25447 10842h-5715" svg:viewBox="0 0 5716 1">
          <text:p/>
        </draw:connector>
        <draw:connector draw:style-name="gr7" draw:text-style-name="P7" draw:layer="layout" draw:type="curve" svg:x1="25.447cm" svg:y1="11.795cm" svg:x2="19.732cm" svg:y2="6.08cm" draw:start-shape="id54" draw:start-glue-point="6" draw:end-shape="id38" draw:end-glue-point="10" svg:d="M25447 11795c-4287 0-1430-5715-5715-5715" svg:viewBox="0 0 5716 5716">
          <text:p/>
        </draw:connector>
        <draw:connector draw:style-name="gr7" draw:text-style-name="P7" draw:layer="layout" draw:type="curve" svg:x1="25.447cm" svg:y1="11.795cm" svg:x2="19.732cm" svg:y2="8.937cm" draw:start-shape="id54" draw:start-glue-point="6" draw:end-shape="id47" draw:end-glue-point="10" svg:d="M25447 11795c-4287 0-1430-2858-5715-2858" svg:viewBox="0 0 5716 2859">
          <text:p/>
        </draw:connector>
        <draw:custom-shape draw:style-name="gr8" draw:text-style-name="P4" draw:layer="layout" svg:width="7.62cm" svg:height="1.27cm" svg:x="19.097cm" svg:y="1cm">
          <text:p text:style-name="P3"><text:span text:style-name="T2">(c)</text:span></text:p>
          <text:p text:style-name="P3"><text:span text:style-name="T2">Випадкова</text:span></text:p>
          <text:p text:style-name="P3"><text:span text:style-name="T2">мережа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.987cm" svg:y1="20.048cm" svg:x2="8.301cm" svg:y2="13.62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eksii Dubovyk</meta:initial-creator>
    <meta:creation-date>2025-09-28T19:47:04.210646606</meta:creation-date>
    <dc:date>2025-12-25T20:44:31.946965900</dc:date>
    <dc:creator>Oleksii Dubovyk</dc:creator>
    <meta:editing-duration>PT1H40M43S</meta:editing-duration>
    <meta:editing-cycles>20</meta:editing-cycles>
    <meta:generator>LibreOffice/25.8.0.4$Linux_X86_64 LibreOffice_project/48f00303701489684e67c38c28aff00cd5929e67</meta:generator>
    <meta:document-statistic meta:object-count="165"/>
  </office:meta>
</office:document-meta>
</file>